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paragraph-rsid="000c5064"/>
    </style:style>
    <style:style style:name="P2" style:family="paragraph" style:parent-style-name="Standard">
      <style:text-properties style:text-underline-style="none" officeooo:rsid="000c5064" officeooo:paragraph-rsid="000c5064"/>
    </style:style>
    <style:style style:name="P3" style:family="paragraph" style:parent-style-name="Standard">
      <style:text-properties style:text-underline-style="none" officeooo:rsid="000d8529" officeooo:paragraph-rsid="000d8529"/>
    </style:style>
    <style:style style:name="P4" style:family="paragraph" style:parent-style-name="Standard">
      <style:text-properties style:text-underline-style="none" officeooo:rsid="000fc202" officeooo:paragraph-rsid="000fc202"/>
    </style:style>
    <style:style style:name="P5" style:family="paragraph" style:parent-style-name="Standard">
      <style:text-properties style:text-underline-style="none" officeooo:rsid="000ff3a2" officeooo:paragraph-rsid="000ff3a2"/>
    </style:style>
    <style:style style:name="P6" style:family="paragraph" style:parent-style-name="Standard">
      <style:text-properties style:text-underline-style="none" officeooo:rsid="0011c70c" officeooo:paragraph-rsid="0011093d"/>
    </style:style>
    <style:style style:name="P7" style:family="paragraph" style:parent-style-name="Standard">
      <style:text-properties style:text-underline-style="solid" style:text-underline-width="auto" style:text-underline-color="font-color" officeooo:rsid="000c5064" officeooo:paragraph-rsid="000c5064"/>
    </style:style>
    <style:style style:name="P8" style:family="paragraph" style:parent-style-name="Standard">
      <style:text-properties style:text-underline-style="solid" style:text-underline-width="auto" style:text-underline-color="font-color" officeooo:rsid="000d8529" officeooo:paragraph-rsid="000d8529"/>
    </style:style>
    <style:style style:name="P9" style:family="paragraph" style:parent-style-name="Standard">
      <style:text-properties style:text-underline-style="solid" style:text-underline-width="auto" style:text-underline-color="font-color" officeooo:rsid="000fc202" officeooo:paragraph-rsid="000fc202"/>
    </style:style>
    <style:style style:name="P10" style:family="paragraph" style:parent-style-name="Standard">
      <style:text-properties style:text-underline-style="solid" style:text-underline-width="auto" style:text-underline-color="font-color" officeooo:rsid="000ff3a2" officeooo:paragraph-rsid="000ff3a2"/>
    </style:style>
    <style:style style:name="P11" style:family="paragraph" style:parent-style-name="Standard">
      <style:text-properties style:text-underline-style="solid" style:text-underline-width="auto" style:text-underline-color="font-color" officeooo:rsid="0011093d" officeooo:paragraph-rsid="0011093d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82f69" officeooo:paragraph-rsid="00182f69" style:font-size-asian="14pt" style:font-size-complex="14pt"/>
    </style:style>
    <style:style style:name="P13" style:family="paragraph" style:parent-style-name="Standard" style:list-style-name="L1">
      <style:text-properties style:text-underline-style="none" officeooo:rsid="000c5064" officeooo:paragraph-rsid="000c5064"/>
    </style:style>
    <style:style style:name="P14" style:family="paragraph" style:parent-style-name="Standard" style:list-style-name="L2">
      <style:text-properties style:text-underline-style="none" officeooo:rsid="000c5064" officeooo:paragraph-rsid="000c5064"/>
    </style:style>
    <style:style style:name="P15" style:family="paragraph" style:parent-style-name="Standard" style:list-style-name="L2">
      <style:text-properties style:text-underline-style="none" officeooo:rsid="00177a8f" officeooo:paragraph-rsid="00177a8f"/>
    </style:style>
    <style:style style:name="P16" style:family="paragraph" style:parent-style-name="Standard" style:list-style-name="L3">
      <style:text-properties style:text-underline-style="none" officeooo:rsid="00177a8f" officeooo:paragraph-rsid="00177a8f"/>
    </style:style>
    <style:style style:name="P17" style:family="paragraph" style:parent-style-name="Standard" style:list-style-name="L3">
      <style:text-properties style:text-underline-style="none" officeooo:rsid="00177a8f" officeooo:paragraph-rsid="001a2fa8"/>
    </style:style>
    <style:style style:name="P18" style:family="paragraph" style:parent-style-name="Standard" style:list-style-name="L5">
      <style:text-properties style:text-underline-style="none" officeooo:rsid="00177a8f" officeooo:paragraph-rsid="00177a8f"/>
    </style:style>
    <style:style style:name="P19" style:family="paragraph" style:parent-style-name="Standard" style:list-style-name="L2">
      <style:text-properties style:text-underline-style="none" officeooo:rsid="001848ea" officeooo:paragraph-rsid="001848ea"/>
    </style:style>
    <style:style style:name="P20" style:family="paragraph" style:parent-style-name="Standard" style:list-style-name="L3">
      <style:text-properties style:text-underline-style="none" officeooo:rsid="000d8529" officeooo:paragraph-rsid="000d8529"/>
    </style:style>
    <style:style style:name="P21" style:family="paragraph" style:parent-style-name="Standard" style:list-style-name="L4">
      <style:text-properties style:text-underline-style="none" officeooo:rsid="000d8529" officeooo:paragraph-rsid="000d8529"/>
    </style:style>
    <style:style style:name="P22" style:family="paragraph" style:parent-style-name="Standard" style:list-style-name="L4">
      <style:text-properties style:text-underline-style="none" officeooo:rsid="001565be" officeooo:paragraph-rsid="001565be"/>
    </style:style>
    <style:style style:name="P23" style:family="paragraph" style:parent-style-name="Standard" style:list-style-name="L5">
      <style:text-properties style:text-underline-style="none" officeooo:rsid="000ff3a2" officeooo:paragraph-rsid="000ff3a2"/>
    </style:style>
    <style:style style:name="P24" style:family="paragraph" style:parent-style-name="Standard" style:list-style-name="L5">
      <style:text-properties style:text-underline-style="none" officeooo:rsid="0011c70c" officeooo:paragraph-rsid="0011c70c"/>
    </style:style>
    <style:style style:name="P25" style:family="paragraph" style:parent-style-name="Standard" style:list-style-name="L5">
      <style:text-properties style:text-underline-style="none" officeooo:rsid="0012fc1b" officeooo:paragraph-rsid="0012fc1b"/>
    </style:style>
    <style:style style:name="P26" style:family="paragraph" style:parent-style-name="Standard" style:list-style-name="L6">
      <style:text-properties officeooo:paragraph-rsid="0011093d"/>
    </style:style>
    <style:style style:name="T1" style:family="text">
      <style:text-properties officeooo:rsid="000c5064"/>
    </style:style>
    <style:style style:name="T2" style:family="text">
      <style:text-properties style:text-underline-style="solid" style:text-underline-width="auto" style:text-underline-color="font-color" officeooo:rsid="000c5064"/>
    </style:style>
    <style:style style:name="T3" style:family="text">
      <style:text-properties style:text-underline-style="none" officeooo:rsid="0011093d"/>
    </style:style>
    <style:style style:name="T4" style:family="text">
      <style:text-properties style:text-underline-style="none" officeooo:rsid="0011c70c"/>
    </style:style>
    <style:style style:name="T5" style:family="text">
      <style:text-properties officeooo:rsid="0016bc85"/>
    </style:style>
    <style:style style:name="T6" style:family="text">
      <style:text-properties officeooo:rsid="00175ef1"/>
    </style:style>
    <style:style style:name="T7" style:family="text">
      <style:text-properties officeooo:rsid="001a2f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munity-Based Support</text:p>
      <text:p text:style-name="P7"/>
      <text:p text:style-name="P7">StackOverflow:</text:p>
      <text:p text:style-name="P7"/>
      <text:p text:style-name="P2">A community-based forum to allow programmers to post questions, problems which they would like help with. Other users can answer their questions and queries, and provide help if they can.</text:p>
      <text:p text:style-name="P2"/>
      <text:p text:style-name="P1"><text:span text:style-name="T2">Disadvantages</text:span><text:span text:style-name="T1">:</text:span></text:p>
      <text:p text:style-name="P2"/>
      <text:list xml:id="list5327453851" text:style-name="L1">
        <text:list-item>
          <text:p text:style-name="P13">No guarentee of the answer being right.</text:p>
        </text:list-item>
        <text:list-item>
          <text:p text:style-name="P13">Interface can look a bit cluttered.</text:p>
        </text:list-item>
      </text:list>
      <text:p text:style-name="P2"/>
      <text:p text:style-name="P1"><text:span text:style-name="T2">Advantages</text:span><text:span text:style-name="T1">:</text:span></text:p>
      <text:p text:style-name="P2"/>
      <text:list xml:id="list1320351547" text:style-name="L2">
        <text:list-item>
          <text:p text:style-name="P14">Can get multiple answers/opinions</text:p>
        </text:list-item>
        <text:list-item>
          <text:p text:style-name="P14">Can see how many responses have been posted.</text:p>
        </text:list-item>
        <text:list-item>
          <text:p text:style-name="P14">Interface is simple, but can look a bit cluttered.</text:p>
        </text:list-item>
        <text:list-item>
          <text:p text:style-name="P14">Other users can rate how useful the answer is - The more useful users think the response is the high up the page the response is shown.</text:p>
        </text:list-item>
        <text:list-item>
          <text:p text:style-name="P15">Easily accessible</text:p>
        </text:list-item>
        <text:list-item>
          <text:p text:style-name="P19">Can order posts by votes, oldest and active which is useful to see the most popular posts first, or to see the order the answers were posted in,</text:p>
        </text:list-item>
      </text:list>
      <text:p text:style-name="P2"/>
      <text:p text:style-name="P2"/>
      <text:p text:style-name="P8">Wikipedia:</text:p>
      <text:p text:style-name="P8"/>
      <text:p text:style-name="P3">Community-based page containing information about Java.</text:p>
      <text:p text:style-name="P3"/>
      <text:p text:style-name="P8">Advantages:</text:p>
      <text:p text:style-name="P8"/>
      <text:list xml:id="list1090330011" text:style-name="L3">
        <text:list-item>
          <text:p text:style-name="P20">Its structured into different sections so can go to the section you want to read about.</text:p>
        </text:list-item>
        <text:list-item>
          <text:p text:style-name="P16">Easily accessible </text:p>
        </text:list-item>
        <text:list-item>
          <text:p text:style-name="P16">Simple and easy for someone who has never used wikipedia before.</text:p>
        </text:list-item>
        <text:list-item>
          <text:p text:style-name="P17"><text:span text:style-name="T7">Provides suggestions of other pages which may be useful.</text:span></text:p>
        </text:list-item>
      </text:list>
      <text:p text:style-name="P3"/>
      <text:p text:style-name="P8"/>
      <text:p text:style-name="P8">Disadvantages:</text:p>
      <text:p text:style-name="P8"/>
      <text:list xml:id="list1803607521" text:style-name="L4">
        <text:list-item>
          <text:p text:style-name="P21">No way of knowing how correct the information is as anyone can edit it.</text:p>
        </text:list-item>
        <text:list-item>
          <text:p text:style-name="P21">Full paragraphs of information so have to read through it all to find what you are looking for.</text:p>
        </text:list-item>
        <text:list-item>
          <text:p text:style-name="P22">No interaction – just provides static information.</text:p>
        </text:list-item>
      </text:list>
      <text:p text:style-name="P4"/>
      <text:p text:style-name="P4"/>
      <text:p text:style-name="P9">The Java Programming <text:span text:style-name="T5">Forums </text:span><text:span text:style-name="T6">(the java programming community):</text:span></text:p>
      <text:p text:style-name="P9"/>
      <text:p text:style-name="P4">Community-based forum of java programmers from all over the world.</text:p>
      <text:p text:style-name="P4"/>
      <text:p text:style-name="P10">Advantages:</text:p>
      <text:p text:style-name="P10"/>
      <text:list xml:id="list712193579" text:style-name="L5">
        <text:list-item>
          <text:p text:style-name="P23">The home page is split up into several different forums, showing several different threads <text:soft-page-break/>within each, so that you can go into the forum which best suits your query/question.</text:p>
        </text:list-item>
        <text:list-item>
          <text:p text:style-name="P24">Easy to distinguish between different posts.</text:p>
        </text:list-item>
        <text:list-item>
          <text:p text:style-name="P25">Provides a section with related threads to show similar questions that may be useful.</text:p>
        </text:list-item>
        <text:list-item>
          <text:p text:style-name="P18">Very accessible</text:p>
        </text:list-item>
      </text:list>
      <text:p text:style-name="P5"/>
      <text:p text:style-name="P11">Disadvantages:</text:p>
      <text:p text:style-name="P11"/>
      <text:list xml:id="list2113443266" text:style-name="L6">
        <text:list-item>
          <text:p text:style-name="P26"><text:span text:style-name="T3">Information is not reliable as anyone can comment so no way of knowing how accurate </text:span><text:span text:style-name="T4">the answers are.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5T14:15:19</meta:creation-date>
    <dc:date>2013-10-08T19:30:12</dc:date>
    <meta:editing-duration>PT22M58S</meta:editing-duration>
    <meta:editing-cycles>15</meta:editing-cycles>
    <meta:generator>LibreOffice/3.6$Linux_x86 LibreOffice_project/360m1$Build-2</meta:generator>
    <meta:document-statistic meta:table-count="0" meta:image-count="0" meta:object-count="0" meta:page-count="2" meta:paragraph-count="33" meta:word-count="321" meta:character-count="1868" meta:non-whitespace-character-count="1599"/>
  </office:meta>
</office:document-meta>
</file>